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4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2.464cm" fo:break-before="auto" style:use-optimal-row-height="true"/>
    </style:style>
    <style:style style:name="ro5" style:family="table-row">
      <style:table-row-properties style:row-height="6.119cm" fo:break-before="auto" style:use-optimal-row-height="true"/>
    </style:style>
    <style:style style:name="ro6" style:family="table-row">
      <style:table-row-properties style:row-height="15.831cm" fo:break-before="auto" style:use-optimal-row-height="true"/>
    </style:style>
    <style:style style:name="ro7" style:family="table-row">
      <style:table-row-properties style:row-height="3.272cm" fo:break-before="auto" style:use-optimal-row-height="true"/>
    </style:style>
    <style:style style:name="ro8" style:family="table-row">
      <style:table-row-properties style:row-height="1.252cm" fo:break-before="auto" style:use-optimal-row-height="true"/>
    </style:style>
    <style:style style:name="ro9" style:family="table-row">
      <style:table-row-properties style:row-height="5.313cm" fo:break-before="auto" style:use-optimal-row-height="true"/>
    </style:style>
    <style:style style:name="ro10" style:family="table-row">
      <style:table-row-properties style:row-height="0.848cm" fo:break-before="auto" style:use-optimal-row-height="true"/>
    </style:style>
    <style:style style:name="ro11" style:family="table-row">
      <style:table-row-properties style:row-height="32.408cm" fo:break-before="auto" style:use-optimal-row-height="true"/>
    </style:style>
    <style:style style:name="ro12" style:family="table-row">
      <style:table-row-properties style:row-height="18.254cm" fo:break-before="auto" style:use-optimal-row-height="true"/>
    </style:style>
    <style:style style:name="ta1" style:family="table" style:master-page-name="mp1">
      <style:table-properties table:display="true" style:writing-mode="lr-tb"/>
    </style:style>
  </office:automatic-styles>
  <office:body>
    <office:spreadsheet>
      <table:table table:name="TemplateDoHistorico - Model Nam" table:style-name="ta1">
        <table:table-column table:style-name="co1" table:default-cell-style-name="Default"/>
        <table:table-column table:style-name="co2" table:number-columns-repeated="4" table:default-cell-style-name="Default"/>
        <table:table-row table:style-name="ro1">
          <table:table-cell office:value-type="string" calcext:value-type="string">
            <text:p>Gemini 3.1 Pro - Github Copilot</text:p>
          </table:table-cell>
          <table:table-cell table:number-columns-repeated="4"/>
        </table:table-row>
        <table:table-row table:style-name="ro1">
          <table:table-cell office:value-type="string" calcext:value-type="string">
            <text:p>Prompt</text:p>
          </table:table-cell>
          <table:table-cell office:value-type="string" calcext:value-type="string">
            <text:p>Issues</text:p>
          </table:table-cell>
          <table:table-cell office:value-type="string" calcext:value-type="string">
            <text:p>Overall result</text:p>
          </table:table-cell>
          <table:table-cell office:value-type="string" calcext:value-type="string">
            <text:p>Overall sentiment</text:p>
          </table:table-cell>
          <table:table-cell office:value-type="string" calcext:value-type="string">
            <text:p>Observations</text:p>
          </table:table-cell>
        </table:table-row>
        <table:table-row table:style-name="ro2">
          <table:table-cell office:value-type="string" calcext:value-type="string">
            <text:p>I want to create a web app using React (TypeScript). I would like to use Next.JS with API routes. Can you please create an simple initial project inside the "sistema" directory, that runs with Docker and Docker Compose only? Ensure to use the latest versions of node, react and next if possible. I do not want to run anything outside Docker. Also document the commands to run in a simple README.md file.</text:p>
          </table:table-cell>
          <table:table-cell office:value-type="string" calcext:value-type="string">
            <text:p>O modelo gerou algumas coisas deprecated.</text:p>
            <text:p/>
            <text:p>Exemplos:</text:p>
            <text:p>- tsconfig.json: "Option 'target=ES5' is deprecated and will stop functioning in TypeScript 7.0. Specify compilerOption '"ignoreDeprecations": "6.0"' to silence this error."</text:p>
            <text:p>- docker-compose.yml: "the attribute `version` is obsolete, it will be ignored, please remove it to avoid potential confusion"</text:p>
          </table:table-cell>
          <table:table-cell office:value-type="string" calcext:value-type="string">
            <text:p>Satisfatório</text:p>
          </table:table-cell>
          <table:table-cell office:value-type="string" calcext:value-type="string">
            <text:p>o sistema roda normalmente e as rotas criadas funcionam, tudo dentro do Docker. Há algumas queixas sobre elementos deprecated e uso implícito de "any", mas é um bom pontapé inicial</text:p>
          </table:table-cell>
          <table:table-cell office:value-type="string" calcext:value-type="string">
            <text:p>Alterei manualmente ES5 para ES6 e removi o version do docker compose</text:p>
          </table:table-cell>
        </table:table-row>
        <table:table-row table:style-name="ro2">
          <table:table-cell office:value-type="string" calcext:value-type="string">
            <text:p>Now I want to use jest and cucumber to create and run tests in Gherkin format.</text:p>
            <text:p>Install necessary dependencies, including jest, typescript, ts-jest (for transpiling TypeScript on the fly), and the Gherkin integration library (jest-cucumber or @cucumber/cucumber). Configure Jest using jest.config.js file. Then, create an initial .feature file to define test scenarios in Gherkin syntax.</text:p>
            <text:p>Write TypeScript code (step definitions) that maps the plain-text Gherkin steps to actual executable code using Jest's assertion methods.</text:p>
            <text:p>Run the tests using the jest command, which will process the feature files and step definitions.</text:p>
            <text:p>All steps should work inside Docker.</text:p>
          </table:table-cell>
          <table:table-cell office:value-type="string" calcext:value-type="string">
            <text:p>Não consegue buildar imagem docker por problemas no package.json</text:p>
          </table:table-cell>
          <table:table-cell office:value-type="string" calcext:value-type="string">
            <text:p>Não roda</text:p>
          </table:table-cell>
          <table:table-cell office:value-type="string" calcext:value-type="string">
            <text:p>Ele criou as dependências, feature e steps, mas houve um bug no package.json</text:p>
          </table:table-cell>
          <table:table-cell office:value-type="string" calcext:value-type="string">
            <text:p>-</text:p>
          </table:table-cell>
        </table:table-row>
        <table:table-row table:style-name="ro1">
          <table:table-cell office:value-type="string" calcext:value-type="string">
            <text:p>“=&gt; ERROR [4/5] RUN npm install <text:s text:c="43"/>0.8s ------ <text:s/>&gt; [4/5] RUN npm install: 0.698 npm error code EJSONPARSE 0.698 npm error JSON.parse Invalid package.json: JSONParseError: Expected ':' after property name in JSON at position 495 (line 23 column 20) while parsing near "...\n <text:s text:c="3"/>\"ts-jestlatest\",\n <text:s text:c="3"/>\"@types/react-..." 0.698 npm error JSON.parse Failed to parse JSON data. 0.698 npm error JSON.parse Note: package.json must be actual JSON, not just JavaScript."</text:p>
          </table:table-cell>
          <table:table-cell office:value-type="string" calcext:value-type="string">
            <text:p>-</text:p>
          </table:table-cell>
          <table:table-cell office:value-type="string" calcext:value-type="string">
            <text:p>OK</text:p>
          </table:table-cell>
          <table:table-cell office:value-type="string" calcext:value-type="string">
            <text:p>Com o conserto, o teste roda e passa</text:p>
          </table:table-cell>
          <table:table-cell office:value-type="string" calcext:value-type="string">
            <text:p>-</text:p>
          </table:table-cell>
        </table:table-row>
        <table:table-row table:style-name="ro3">
          <table:table-cell office:value-type="string" calcext:value-type="string">
            <text:p>Considering this project is for helping professors to create and correct tests for students, I want to:</text:p>
            <text:p>1. give it a name that reflects that</text:p>
            <text:p>2. create its first major feature: manage multiple choice questions for the tests (add, modify and remove). Each question should have a text description and a set of answers. Each answer must have a text description and one boolean value indicating whether it is correct or wrong.</text:p>
            <text:p>3. create new gherkin scenarios and jest tests for that feature.</text:p>
          </table:table-cell>
          <table:table-cell office:value-type="string" calcext:value-type="string">
            <text:p>-</text:p>
          </table:table-cell>
          <table:table-cell office:value-type="string" calcext:value-type="string">
            <text:p>OK</text:p>
          </table:table-cell>
          <table:table-cell office:value-type="string" calcext:value-type="string">
            <text:p>funciona, mas ficou bem simples. não tem caixa de confirmação para deletar, não tem persistência dos dados, e a UI está bem simples num geral.</text:p>
          </table:table-cell>
          <table:table-cell office:value-type="string" calcext:value-type="string">
            <text:p>-</text:p>
          </table:table-cell>
        </table:table-row>
        <table:table-row table:style-name="ro4">
          <table:table-cell office:value-type="string" calcext:value-type="string">
            <text:p>Now I want to create a new feature. Please ensure to make the backend, frontend interface with dedicated route, and respective gherkin scenarios with jest tests for each.</text:p>
            <text:p/>
            <text:p>The feature is to manage the tests (add, modify, remove). For that, ensure that all info (questions and tests) are stored in a SQLite database.</text:p>
            <text:p>1. Each test is created with selected questions that exist in the system.</text:p>
            <text:p>2. the user must inform if the alternatives for the questions (each) should be identified by letters (a, b, c, d...) or powers of 2 (1,2,4,8,16,32...)</text:p>
            <text:p>3. Is the question is identified by letters, there must have a dedicated space for the student write the selected letters. In case of powers of 2, there should be a space for the student write the sum of the alternatives</text:p>
          </table:table-cell>
          <table:table-cell office:value-type="string" calcext:value-type="string">
            <text:p>a edição e deleção não funcionam</text:p>
          </table:table-cell>
          <table:table-cell office:value-type="string" calcext:value-type="string">
            <text:p>Satisfatório</text:p>
          </table:table-cell>
          <table:table-cell office:value-type="string" calcext:value-type="string">
            <text:p>fez bem simplificado, mas ao menos a adição funciona. o banco de dados ficou simples.</text:p>
          </table:table-cell>
          <table:table-cell office:value-type="string" calcext:value-type="string">
            <text:p>-</text:p>
          </table:table-cell>
        </table:table-row>
        <table:table-row table:style-name="ro5">
          <table:table-cell office:value-type="string" calcext:value-type="string">
            <text:p>There was an error when editing a test</text:p>
            <text:p/>
            <text:p>web-1  |  PUT /api/tests/9059c558-9bfe-4b58-8bc0-021082e2f5de 404 in 1386ms (next.js: 1205ms, application-code: 181ms)</text:p>
            <text:p>web-1  |  GET /api/tests 200 in 16ms (next.js: 5ms, application-code: 11ms)</text:p>
            <text:p>web-1  | Error: Route "/api/tests/[id]" used `params.id`. `params` is a Promise and must be unwrapped with `await` or `React.use()` before accessing its properties. Learn more: https://nextjs.org/docs/messages/sync-dynamic-apis</text:p>
            <text:p>web-1  |     at PUT (src/app/api/tests/[id]/route.ts:5:21)</text:p>
            <text:p>web-1  |   3 |</text:p>
            <text:p>web-1  |   4 | export async function PUT(request: Request, { params }: { params: { id: string } }) {</text:p>
            <text:p>web-1  | &gt; 5 |   const id = params.id;</text:p>
            <text:p>web-1  |     |                     ^</text:p>
            <text:p>web-1  |   6 |   const data = await request.json();</text:p>
            <text:p>web-1  |   7 |   const db = await getDb();</text:p>
            <text:p>web-1  |   8 |   </text:p>
            <text:p/>
            <text:p>Also, deleting doesnt work</text:p>
          </table:table-cell>
          <table:table-cell office:value-type="string" calcext:value-type="string">
            <text:p>-</text:p>
          </table:table-cell>
          <table:table-cell office:value-type="string" calcext:value-type="string">
            <text:p>OK</text:p>
          </table:table-cell>
          <table:table-cell office:value-type="string" calcext:value-type="string">
            <text:p>consertou os erros</text:p>
          </table:table-cell>
          <table:table-cell office:value-type="string" calcext:value-type="string">
            <text:p>-</text:p>
          </table:table-cell>
        </table:table-row>
        <table:table-row table:style-name="ro6">
          <table:table-cell office:value-type="string" calcext:value-type="string">
            <text:p>I want to refactor the sqlite logic to use drizzle. Ensure to create a .env file to store sensitive database information.</text:p>
            <text:p/>
            <text:p>Make sure to change all code to use drizzle only.</text:p>
            <text:p/>
            <text:p>Here is how to use it (from documentation):</text:p>
            <text:p>Step 1 - Install packages</text:p>
            <text:p>npm i drizzle-orm @libsql/client</text:p>
            <text:p>npm i -D drizzle-kit</text:p>
            <text:p/>
            <text:p>Step 2 - Initialize the driver</text:p>
            <text:p>Drizzle has native support for all @libsql/client driver variations:</text:p>
            <text:p/>
            <text:p>@libsql/client<text:tab/>defaults to node import, automatically changes to web if target or platform is set for bundler, e.g. esbuild --platform=browser</text:p>
            <text:p>@libsql/client/node<text:tab/>node compatible module, supports :memory:, file, wss, http and turso connection protocols</text:p>
            <text:p>@libsql/client/web<text:tab/>module for fullstack web frameworks like next, nuxt, astro, etc.</text:p>
            <text:p>@libsql/client/http<text:tab/>module for http and https connection protocols</text:p>
            <text:p>@libsql/client/ws<text:tab/>module for ws and wss connection protocols</text:p>
            <text:p>@libsql/client/sqlite3<text:tab/>module for :memory: and file connection protocols</text:p>
            <text:p>@libsql/client-wasm<text:tab/>Separate experimental package for WASM</text:p>
            <text:p/>
            <text:p>import { drizzle } from 'drizzle-orm/libsql';</text:p>
            <text:p>const db = drizzle({ connection: {</text:p>
            <text:p>  url: process.env.DATABASE_URL,</text:p>
            <text:p>  authToken: process.env.DATABASE_AUTH_TOKEN</text:p>
            <text:p>}});</text:p>
            <text:p/>
            <text:p>Step 3 - make a query</text:p>
            <text:p>import { drizzle } from 'drizzle-orm/libsql';</text:p>
            <text:p>const db = drizzle(process.env.DATABASE_URL);</text:p>
            <text:p/>
            <text:p>const result = await db.execute('select 1');</text:p>
            <text:p/>
            <text:p>If you need a synchronous connection, you can use our additional connection API, where you specify a driver connection and pass it to the Drizzle instance.</text:p>
            <text:p/>
            <text:p>import { drizzle } from 'drizzle-orm/libsql';</text:p>
            <text:p>import { createClient } from '@libsql/client';</text:p>
            <text:p>const client = createClient({ url: process.env.DATABASE_URL, authToken: process.env.DATABASE_AUTH_TOKEN });</text:p>
            <text:p>const db = drizzle(client);</text:p>
            <text:p>const result = await db.execute('select 1');</text:p>
          </table:table-cell>
          <table:table-cell office:value-type="string" calcext:value-type="string">
            <text:p>quebrou algumas coisas e ficou em loop em alguns momentos</text:p>
          </table:table-cell>
          <table:table-cell office:value-type="string" calcext:value-type="string">
            <text:p>após conserto dos erros, ficou funcionando</text:p>
          </table:table-cell>
          <table:table-cell table:number-columns-repeated="2" office:value-type="string" calcext:value-type="string">
            <text:p>-</text:p>
          </table:table-cell>
        </table:table-row>
        <table:table-row table:style-name="ro4">
          <table:table-cell office:value-type="string" calcext:value-type="string">
            <text:p>Now I want to create a new feature. Please ensure to make the backend, frontend interface with dedicated route, and respective gherkin scenarios with jest tests for each.</text:p>
            <text:p/>
            <text:p>The feature is to generate x unique PDFs (x is number given by the user), varying the order os the questions and choices. Each PDF should contain the test header (class title (eg.: Introduction to Programming), professor name, date, etc).</text:p>
            <text:p>1. Each page of the test must contain a footer with the test number (individual id generated by the system, starting with 1)</text:p>
            <text:p>2. At the end, there must be a space for the student to write their name and CPF.</text:p>
            <text:p>3. The system should also generate a CSV with the answers to each test. Each line of the CSV contains onfo about one test: test number, correct answers for each question (letters or sum)</text:p>
          </table:table-cell>
          <table:table-cell office:value-type="string" calcext:value-type="string">
            <text:p>não fez a parte da UI para de fato acessar a rota</text:p>
          </table:table-cell>
          <table:table-cell office:value-type="string" calcext:value-type="string">
            <text:p>Satisfatório</text:p>
          </table:table-cell>
          <table:table-cell office:value-type="string" calcext:value-type="string">
            <text:p>funcionou, mas não fez integração na UI</text:p>
          </table:table-cell>
          <table:table-cell office:value-type="string" calcext:value-type="string">
            <text:p>-</text:p>
          </table:table-cell>
        </table:table-row>
        <table:table-row table:style-name="ro1">
          <table:table-cell office:value-type="string" calcext:value-type="string">
            <text:p>the test should have a button to trigger the pdf downloading. it whould open a box for the user write all info and then press download</text:p>
          </table:table-cell>
          <table:table-cell office:value-type="string" calcext:value-type="string">
            <text:p>o footer não ficou correto no PDF e ele não deixou espaço para o aluno escrever a resposta.</text:p>
          </table:table-cell>
          <table:table-cell office:value-type="string" calcext:value-type="string">
            <text:p>Satisfatório</text:p>
          </table:table-cell>
          <table:table-cell office:value-type="string" calcext:value-type="string">
            <text:p>o principal que é baixar e fazer provas diferentes funcionou perfeitamente.</text:p>
          </table:table-cell>
          <table:table-cell office:value-type="string" calcext:value-type="string">
            <text:p>-</text:p>
          </table:table-cell>
        </table:table-row>
        <table:table-row table:style-name="ro7">
          <table:table-cell office:value-type="string" calcext:value-type="string">
            <text:p>Please ensure the footer exists at the bottom of each page. Now it is on top of the second page.</text:p>
            <text:p/>
            <text:p>Also there must exist a space in each question for the student to write the chosen letters or sum. If it is letters:</text:p>
            <text:p>ANSWER: __________________</text:p>
            <text:p>If it is sum:</text:p>
            <text:p>SUM: __________________</text:p>
            <text:p/>
            <text:p>Also use font time new roman</text:p>
          </table:table-cell>
          <table:table-cell office:value-type="string" calcext:value-type="string">
            <text:p>o footer ainda não está no local correto</text:p>
          </table:table-cell>
          <table:table-cell office:value-type="string" calcext:value-type="string">
            <text:p>Satisfatório</text:p>
          </table:table-cell>
          <table:table-cell office:value-type="string" calcext:value-type="string">
            <text:p>apesar do footer, ele seguiu os demais pedidos</text:p>
          </table:table-cell>
          <table:table-cell office:value-type="string" calcext:value-type="string">
            <text:p>-</text:p>
          </table:table-cell>
        </table:table-row>
        <table:table-row table:style-name="ro1">
          <table:table-cell office:value-type="string" calcext:value-type="string">
            <text:p>the footer still isnt placed right. make sure it appears on the bottom of each page.</text:p>
          </table:table-cell>
          <table:table-cell office:value-type="string" calcext:value-type="string">
            <text:p>-</text:p>
          </table:table-cell>
          <table:table-cell office:value-type="string" calcext:value-type="string">
            <text:p>OK</text:p>
          </table:table-cell>
          <table:table-cell office:value-type="string" calcext:value-type="string">
            <text:p>agora o footer funcionou</text:p>
          </table:table-cell>
          <table:table-cell office:value-type="string" calcext:value-type="string">
            <text:p>-</text:p>
          </table:table-cell>
        </table:table-row>
        <table:table-row table:style-name="ro1">
          <table:table-cell office:value-type="string" calcext:value-type="string">
            <text:p>i need you to revamp the design of the questions page to look like this. use any libs you want to get the icons from. [image]</text:p>
          </table:table-cell>
          <table:table-cell office:value-type="string" calcext:value-type="string">
            <text:p>fez vários botões estáticos</text:p>
          </table:table-cell>
          <table:table-cell office:value-type="string" calcext:value-type="string">
            <text:p>Satisfatório</text:p>
          </table:table-cell>
          <table:table-cell office:value-type="string" calcext:value-type="string">
            <text:p>ele seguiu bem a imagem que anexei (uma tela gerada pelo Stitch da google); apenas fiz alguns ajustes pontuais manualmente</text:p>
          </table:table-cell>
          <table:table-cell office:value-type="string" calcext:value-type="string">
            <text:p>-</text:p>
          </table:table-cell>
        </table:table-row>
        <table:table-row table:style-name="ro1">
          <table:table-cell office:value-type="string" calcext:value-type="string">
            <text:p>Now fully integrate the questions page with the others (using navigation on the sidebar for example). And remake the design of the other pages (including root) to be more like the questions page style.</text:p>
          </table:table-cell>
          <table:table-cell office:value-type="string" calcext:value-type="string">
            <text:p>deixou o footer e a side bar da página duplicado nas páginas, e não repaginou a página de prova</text:p>
          </table:table-cell>
          <table:table-cell office:value-type="string" calcext:value-type="string">
            <text:p>Mais ou menos</text:p>
          </table:table-cell>
          <table:table-cell office:value-type="string" calcext:value-type="string">
            <text:p>simplista, mas melhorou o design da página root</text:p>
          </table:table-cell>
          <table:table-cell office:value-type="string" calcext:value-type="string">
            <text:p>-</text:p>
          </table:table-cell>
        </table:table-row>
        <table:table-row table:style-name="ro1">
          <table:table-cell office:value-type="string" calcext:value-type="string">
            <text:p>i dont want the root page to have the side bar. the title "Bem-vindo ao Proftest" should be centralized on the page, above the options</text:p>
          </table:table-cell>
          <table:table-cell office:value-type="string" calcext:value-type="string">
            <text:p>-</text:p>
          </table:table-cell>
          <table:table-cell office:value-type="string" calcext:value-type="string">
            <text:p>OK</text:p>
          </table:table-cell>
          <table:table-cell office:value-type="string" calcext:value-type="string">
            <text:p>deixou bem como eu queria, mais simples e limpo.</text:p>
          </table:table-cell>
          <table:table-cell office:value-type="string" calcext:value-type="string">
            <text:p>-</text:p>
          </table:table-cell>
        </table:table-row>
        <table:table-row table:style-name="ro1">
          <table:table-cell office:value-type="string" calcext:value-type="string">
            <text:p>now revamp the tests page. make it more like the questions page design-wise. dont forget to include the button to download the tests and select options.</text:p>
          </table:table-cell>
          <table:table-cell office:value-type="string" calcext:value-type="string">
            <text:p>não fez o que eu pedi, mas disse que fez</text:p>
          </table:table-cell>
          <table:table-cell office:value-type="string" calcext:value-type="string">
            <text:p>péssimo</text:p>
          </table:table-cell>
          <table:table-cell office:value-type="string" calcext:value-type="string">
            <text:p>não fez o que eu pedi, mas disse que fez. depois de mais dois prompts que foi resolvido</text:p>
          </table:table-cell>
          <table:table-cell office:value-type="string" calcext:value-type="string">
            <text:p>-</text:p>
          </table:table-cell>
        </table:table-row>
        <table:table-row table:style-name="ro1">
          <table:table-cell office:value-type="string" calcext:value-type="string">
            <text:p>ok, thats better. but the design of the tests page and the questions page are slightly different. can you ensure the css and icons are more alike? make sure to use the same css classes when possible,</text:p>
          </table:table-cell>
          <table:table-cell office:value-type="string" calcext:value-type="string">
            <text:p>-</text:p>
          </table:table-cell>
          <table:table-cell office:value-type="string" calcext:value-type="string">
            <text:p>OK</text:p>
          </table:table-cell>
          <table:table-cell office:value-type="string" calcext:value-type="string">
            <text:p>ficou mais semelhante agora. fiz alguna ajustes manuais para remover cards desnecessários.</text:p>
          </table:table-cell>
          <table:table-cell office:value-type="string" calcext:value-type="string">
            <text:p>quando ele finalmente fez o design, percebi que os icones usados e determinadas aparências do css ficaram bem diferentes, por isso pedi para deixar mais igual</text:p>
          </table:table-cell>
        </table:table-row>
        <table:table-row table:style-name="ro2">
          <table:table-cell office:value-type="string" calcext:value-type="string">
            <text:p>Now I want to create a new feature. Please ensure to make the backend, frontend interface with dedicated route, and respective gherkin scenarios with jest tests for each.</text:p>
            <text:p/>
            <text:p>The feature is to allow test correction (grading) and reports generation.</text:p>
            <text:p>1. the user must give a CSV with the answers and another CSV with the students responses (the csv contains the test number and the given answer for each question)</text:p>
            <text:p>2. it must have two kinds of correction: more rigorous (one wrong choice or absence of answer leads to zero), or less rigorous (the grade is proportional to the percent of right choices selected)</text:p>
          </table:table-cell>
          <table:table-cell office:value-type="string" calcext:value-type="string">
            <text:p>não integrou com o restante do código, e os testes parecem simples</text:p>
          </table:table-cell>
          <table:table-cell office:value-type="string" calcext:value-type="string">
            <text:p>Mais ou menos</text:p>
          </table:table-cell>
          <table:table-cell office:value-type="string" calcext:value-type="string">
            <text:p>não seguiu o design das outras páginas, deixou o mais simples possível</text:p>
          </table:table-cell>
          <table:table-cell office:value-type="string" calcext:value-type="string">
            <text:p>-</text:p>
          </table:table-cell>
        </table:table-row>
        <table:table-row table:style-name="ro1">
          <table:table-cell office:value-type="string" calcext:value-type="string">
            <text:p>there is no integration whatsoever with the existing pages. fix that</text:p>
          </table:table-cell>
          <table:table-cell office:value-type="string" calcext:value-type="string">
            <text:p>a página não possui um botão para escolher o teste</text:p>
          </table:table-cell>
          <table:table-cell office:value-type="string" calcext:value-type="string">
            <text:p>OK</text:p>
          </table:table-cell>
          <table:table-cell office:value-type="string" calcext:value-type="string">
            <text:p>seguiu oq pedi e adicionou um botão que leva a rota</text:p>
          </table:table-cell>
          <table:table-cell office:value-type="string" calcext:value-type="string">
            <text:p>-</text:p>
          </table:table-cell>
        </table:table-row>
        <table:table-row table:style-name="ro1">
          <table:table-cell office:value-type="string" calcext:value-type="string">
            <text:p>ensure to follow the design of the existing pages (questions and tests). Also the user should be able to select which test they want to grade</text:p>
          </table:table-cell>
          <table:table-cell office:value-type="string" calcext:value-type="string">
            <text:p>ficou com footer duplicado</text:p>
          </table:table-cell>
          <table:table-cell office:value-type="string" calcext:value-type="string">
            <text:p>Mais ou menos</text:p>
          </table:table-cell>
          <table:table-cell office:value-type="string" calcext:value-type="string">
            <text:p>o design melhorou, mas não ficou tão bom quando gostaria</text:p>
          </table:table-cell>
          <table:table-cell office:value-type="string" calcext:value-type="string">
            <text:p>-</text:p>
          </table:table-cell>
        </table:table-row>
        <table:table-row table:style-name="ro1">
          <table:table-cell office:value-type="string" calcext:value-type="string">
            <text:p>the page has a duplicated footer. remove the inner one</text:p>
          </table:table-cell>
          <table:table-cell office:value-type="string" calcext:value-type="string">
            <text:p>-</text:p>
          </table:table-cell>
          <table:table-cell office:value-type="string" calcext:value-type="string">
            <text:p>OK</text:p>
          </table:table-cell>
          <table:table-cell office:value-type="string" calcext:value-type="string">
            <text:p>resolvido</text:p>
          </table:table-cell>
          <table:table-cell office:value-type="string" calcext:value-type="string">
            <text:p>-</text:p>
          </table:table-cell>
        </table:table-row>
        <table:table-row table:style-name="ro1">
          <table:table-cell office:value-type="string" calcext:value-type="string">
            <text:p>i would like to have something like this as a design inspo. do not forget to keep the test selection dropdown [image]</text:p>
          </table:table-cell>
          <table:table-cell office:value-type="string" calcext:value-type="string">
            <text:p>alguns elementos ficaram mockados, outros não existem no banco, os quais eu removi manualmente.</text:p>
          </table:table-cell>
          <table:table-cell office:value-type="string" calcext:value-type="string">
            <text:p>Satisfatório</text:p>
          </table:table-cell>
          <table:table-cell table:number-columns-repeated="2" office:value-type="string" calcext:value-type="string">
            <text:p>-</text:p>
          </table:table-cell>
        </table:table-row>
        <table:table-row table:style-name="ro1">
          <table:table-cell office:value-type="string" calcext:value-type="string">
            <text:p>fix this mocked values. acertos should show the actual number of correct questions compared to the total. also, recuperacão should not depend strictly on 7, but it acertos is &gt; 70%</text:p>
          </table:table-cell>
          <table:table-cell office:value-type="string" calcext:value-type="string">
            <text:p>-</text:p>
          </table:table-cell>
          <table:table-cell office:value-type="string" calcext:value-type="string">
            <text:p>OK</text:p>
          </table:table-cell>
          <table:table-cell office:value-type="string" calcext:value-type="string">
            <text:p>resolvido</text:p>
          </table:table-cell>
          <table:table-cell office:value-type="string" calcext:value-type="string">
            <text:p>-</text:p>
          </table:table-cell>
        </table:table-row>
        <table:table-row table:style-name="ro8">
          <table:table-cell office:value-type="string" calcext:value-type="string">
            <text:p>there is a problem with the generated answers csv. since some questions have multiple right choices, if should group by question. something like:</text:p>
            <text:p>q1,q2,q3,...</text:p>
            <text:p>'a','b,c,d',4,...</text:p>
          </table:table-cell>
          <table:table-cell office:value-type="string" calcext:value-type="string">
            <text:p>conseguiu consertar somente na segunda iteração, mas o cálculo ficou todo errado</text:p>
          </table:table-cell>
          <table:table-cell office:value-type="string" calcext:value-type="string">
            <text:p>Mais ou menos</text:p>
          </table:table-cell>
          <table:table-cell table:number-columns-repeated="2" office:value-type="string" calcext:value-type="string">
            <text:p>-</text:p>
          </table:table-cell>
        </table:table-row>
        <table:table-row table:style-name="ro9">
          <table:table-cell office:value-type="string" calcext:value-type="string">
            <text:p>this calculation is wrong:</text:p>
            <text:p/>
            <text:p>Nathalia</text:p>
            <text:p>0/3<text:tab/>0.0<text:tab/>RECUPERAÇÃO</text:p>
            <text:p>F</text:p>
            <text:p>Fulano</text:p>
            <text:p>0/3<text:tab/>0.0<text:tab/>RECUPERAÇÃO</text:p>
            <text:p>C</text:p>
            <text:p>Ciclano</text:p>
            <text:p>0/3<text:tab/>0.0<text:tab/>RECUPERAÇÃO</text:p>
            <text:p>C</text:p>
            <text:p>Ciclano</text:p>
            <text:p>1/3<text:tab/>1.0<text:tab/>RECUPERAÇÃO</text:p>
          </table:table-cell>
          <table:table-cell office:value-type="string" calcext:value-type="string">
            <text:p>-</text:p>
          </table:table-cell>
          <table:table-cell office:value-type="string" calcext:value-type="string">
            <text:p>OK</text:p>
          </table:table-cell>
          <table:table-cell office:value-type="string" calcext:value-type="string">
            <text:p>consertou o cálculo</text:p>
          </table:table-cell>
          <table:table-cell office:value-type="string" calcext:value-type="string">
            <text:p>-</text:p>
          </table:table-cell>
        </table:table-row>
        <table:table-row table:style-name="ro10">
          <table:table-cell office:value-type="string" calcext:value-type="string">
            <text:p>could you please revise all features and tests?</text:p>
            <text:p>i want more scenarios for each. Also, verify if the tests are complex enough and add more</text:p>
          </table:table-cell>
          <table:table-cell office:value-type="string" calcext:value-type="string">
            <text:p>ele ficou preso em vários momentos gerando coisas que resultam em erro.</text:p>
          </table:table-cell>
          <table:table-cell office:value-type="string" calcext:value-type="string">
            <text:p>Mais ou menos</text:p>
          </table:table-cell>
          <table:table-cell office:value-type="string" calcext:value-type="string">
            <text:p>realmente criou mais cenários e subiu o nível dos testes existentes, mas demorou bastante no ciclo de consertar os próprios erros.</text:p>
          </table:table-cell>
          <table:table-cell office:value-type="string" calcext:value-type="string">
            <text:p>-</text:p>
          </table:table-cell>
        </table:table-row>
        <table:table-row table:style-name="ro1">
          <table:table-cell office:value-type="string" calcext:value-type="string">
            <text:p>now I want you to revise all system and ensure the best security prectices, type validation, clear user messages and feedback and exception handling.</text:p>
          </table:table-cell>
          <table:table-cell office:value-type="string" calcext:value-type="string">
            <text:p>ficou em loop em alguns momentos. precisei interromper</text:p>
          </table:table-cell>
          <table:table-cell office:value-type="string" calcext:value-type="string">
            <text:p>Mais ou menos</text:p>
          </table:table-cell>
          <table:table-cell office:value-type="string" calcext:value-type="string">
            <text:p>adicionou vários tratamentos que faltavam no código</text:p>
          </table:table-cell>
          <table:table-cell office:value-type="string" calcext:value-type="string">
            <text:p>-</text:p>
          </table:table-cell>
        </table:table-row>
        <table:table-row table:style-name="ro1">
          <table:table-cell office:value-type="string" calcext:value-type="string">
            <text:p>it shouldnt let me create a question without choices. or without selecting at least one right</text:p>
          </table:table-cell>
          <table:table-cell office:value-type="string" calcext:value-type="string">
            <text:p>-</text:p>
          </table:table-cell>
          <table:table-cell office:value-type="string" calcext:value-type="string">
            <text:p>OK</text:p>
          </table:table-cell>
          <table:table-cell office:value-type="string" calcext:value-type="string">
            <text:p>adicionou o que pedi</text:p>
          </table:table-cell>
          <table:table-cell office:value-type="string" calcext:value-type="string">
            <text:p>-</text:p>
          </table:table-cell>
        </table:table-row>
        <table:table-row table:style-name="ro8">
          <table:table-cell office:value-type="string" calcext:value-type="string">
            <text:p>please fix this errors. [output do script]</text:p>
            <text:p/>
            <text:p>use this command to execute: docker exec -it sistema-web-1 npm run lint:all</text:p>
          </table:table-cell>
          <table:table-cell office:value-type="string" calcext:value-type="string">
            <text:p>ficou iterando por um tempão. consetou alguns dos erros, mas no final ele criou um config para o biome que desativava todos os checks importantes, fazendo com que os erros deixassem de ser reportados. com isso, tive a falsa impressão de que ele havia corrigido tudo, mas era uma farsa!!</text:p>
          </table:table-cell>
          <table:table-cell office:value-type="string" calcext:value-type="string">
            <text:p>ruim</text:p>
          </table:table-cell>
          <table:table-cell office:value-type="string" calcext:value-type="string">
            <text:p>se eu não tivesse revisado as alterações, iria achar que ele realmente corrigiu os problemas</text:p>
          </table:table-cell>
          <table:table-cell office:value-type="string" calcext:value-type="string">
            <text:p>criei um script a parte usando o gemini pela interface web. imaginei que ter um reusltado de analise estatica ajudaria o llm a melhorar os erros. algumas coisas de estilo foram arrumadas automaticamente pelo biome</text:p>
          </table:table-cell>
        </table:table-row>
        <table:table-row table:style-name="ro1">
          <table:table-cell office:value-type="string" calcext:value-type="string">
            <text:p>now, rewrite the README file fully documenting the routes and features in the system, and how to run using docker</text:p>
          </table:table-cell>
          <table:table-cell office:value-type="string" calcext:value-type="string">
            <text:p>ele disse que tava seguindo algumas guidelines de UI acessível. Mas eu apaguei porque é mentira</text:p>
          </table:table-cell>
          <table:table-cell office:value-type="string" calcext:value-type="string">
            <text:p>Satisfatório</text:p>
          </table:table-cell>
          <table:table-cell office:value-type="string" calcext:value-type="string">
            <text:p>documentou bem como eu pedi</text:p>
          </table:table-cell>
          <table:table-cell office:value-type="string" calcext:value-type="string">
            <text:p>-</text:p>
          </table:table-cell>
        </table:table-row>
        <table:table-row table:style-name="ro1">
          <table:table-cell office:value-type="string" calcext:value-type="string">
            <text:p>please revamp the design of the PDF page to be more organized, just like this image. ensure to keep all information that already exists, just create a better design. you are allowed to change fonts and create styles [image]</text:p>
          </table:table-cell>
          <table:table-cell office:value-type="string" calcext:value-type="string">
            <text:p>-</text:p>
          </table:table-cell>
          <table:table-cell office:value-type="string" calcext:value-type="string">
            <text:p>OK</text:p>
          </table:table-cell>
          <table:table-cell office:value-type="string" calcext:value-type="string">
            <text:p>ficou bem parecido com a imagem que eu mandei, aí melhorou bastante a aparência. apenas fiz alguns ajustes pontuais manualmente por preferência</text:p>
          </table:table-cell>
          <table:table-cell office:value-type="string" calcext:value-type="string">
            <text:p>-</text:p>
          </table:table-cell>
        </table:table-row>
        <table:table-row table:style-name="ro1">
          <table:table-cell office:value-type="string" calcext:value-type="string">
            <text:p>now i want to have tests for the frontend. please use selenium and cover all possible routes ans scenarios. remember to execute everything inside docker</text:p>
          </table:table-cell>
          <table:table-cell office:value-type="string" calcext:value-type="string">
            <text:p>não conseguiu rodar os testes gerados</text:p>
          </table:table-cell>
          <table:table-cell office:value-type="string" calcext:value-type="string">
            <text:p>Mais ou menos</text:p>
          </table:table-cell>
          <table:table-cell office:value-type="string" calcext:value-type="string">
            <text:p>fez alguns testes bem simples. acho que eu faria mais complexo que isso.</text:p>
          </table:table-cell>
          <table:table-cell office:value-type="string" calcext:value-type="string">
            <text:p>-</text:p>
          </table:table-cell>
        </table:table-row>
        <table:table-row table:style-name="ro11">
          <table:table-cell office:value-type="string" calcext:value-type="string">
            <text:p>docker compose exec web npm run test:e2e</text:p>
            <text:p/>
            <text:p>&gt; ProfTest@0.1.0 test:e2e</text:p>
            <text:p>&gt; jest --config jest.e2e.config.js --runInBand</text:p>
            <text:p/>
            <text:p> FAIL  tests/e2e/app.e2e.test.ts (25.132 s)</text:p>
            <text:p>  Frontend E2E Tests - All Routes and Scenarios</text:p>
            <text:p>    1. Navigation and Dashboard</text:p>
            <text:p>      ✕ should load the home page and navigate to other sections (1357 ms)</text:p>
            <text:p>    2. Manage Questions Route (/questions)</text:p>
            <text:p>      ✕ should create a new question (228 ms)</text:p>
            <text:p>      ✓ should delete the question (5060 ms)</text:p>
            <text:p>    3. Manage Tests Route (/tests)                                                                   </text:p>
            <text:p>      ✓ should show basic interface for tests (14 ms)                                                </text:p>
            <text:p>    4. Correction Route (/correction)                                                                </text:p>
            <text:p>      ✕ should render correction form                                                                </text:p>
            <text:p>                                                                                                     </text:p>
            <text:p>  ● Frontend E2E Tests - All Routes and Scenarios › 1. Navigation and Dashboard › should load the home page and navigate to other sections                                                                </text:p>
            <text:p/>
            <text:p>    expect(received).toContain(expected) // indexOf</text:p>
            <text:p/>
            <text:p>    Expected substring: "Bem-vindo ao ProfTest"</text:p>
            <text:p>    Received string:    "Gerenciamento de Questões"</text:p>
            <text:p/>
            <text:p>      34 |             // Verify Dashboard elements</text:p>
            <text:p>      35 |             const heading = await driver.findElement(By.tagName("h2"));</text:p>
            <text:p>    &gt; 36 |             expect(await heading.getText()).toContain("Bem-vindo ao ProfTest");</text:p>
            <text:p>         |                                             ^</text:p>
            <text:p>      37 |</text:p>
            <text:p>      38 |             // Look for navigation links (sidebar usually has these words)</text:p>
            <text:p>      39 |             const links = await driver.findElements(By.css("a"));</text:p>
            <text:p/>
            <text:p>      at tests/e2e/app.e2e.test.ts:36:45</text:p>
            <text:p>      at fulfilled (tests/e2e/app.e2e.test.ts:5:58)</text:p>
            <text:p/>
            <text:p>  ● Frontend E2E Tests - All Routes and Scenarios › 2. Manage Questions Route (/questions) › should create a new question</text:p>
            <text:p/>
            <text:p>    TypeError: Cannot read properties of undefined (reading 'sendKeys')</text:p>
            <text:p/>
            <text:p>      68 |</text:p>
            <text:p>      69 |             const updatedInputs = await driver.findElements(By.css("input[type='text']"));</text:p>
            <text:p>    &gt; 70 |             await updatedInputs[1].sendKeys("Londres");</text:p>
            <text:p>         |                                    ^</text:p>
            <text:p>      71 |</text:p>
            <text:p>      72 |             // Save question</text:p>
            <text:p>      73 |             const saveBtn = await driver.findElement(By.xpath("//button[contains(text(), 'Salvar')]"));</text:p>
            <text:p/>
            <text:p>      at tests/e2e/app.e2e.test.ts:70:36</text:p>
            <text:p>      at fulfilled (tests/e2e/app.e2e.test.ts:5:58)</text:p>
            <text:p/>
            <text:p>  ● Frontend E2E Tests - All Routes and Scenarios › 4. Correction Route (/correction) › should render correction form</text:p>
            <text:p/>
            <text:p>    TimeoutError: Waiting until element text contains</text:p>
            <text:p>    Wait timed out after 10090ms</text:p>
            <text:p/>
            <text:p>      at node_modules/selenium-webdriver/lib/webdriver.js:929:22</text:p>
            <text:p/>
            <text:p>Test Suites: 1 failed, 1 total                                                                       </text:p>
            <text:p>Tests:       3 failed, 2 passed, 5 total                                                             </text:p>
            <text:p>Snapshots:   0 total</text:p>
            <text:p>Time:        25.32 s</text:p>
            <text:p>Ran all test suites.</text:p>
            <text:p/>
            <text:p/>
            <text:p/>
            <text:p>web-1           |  GET / 200 in 1118ms (next.js: 964ms, application-code: 154ms)</text:p>
            <text:p>web-1           | ⚠ Blocked cross-origin request to Next.js dev resource /_next/webpack-hmr from "web".</text:p>
            <text:p>web-1           | Cross-origin access to Next.js dev resources is blocked by default for safety.</text:p>
            <text:p>web-1           |                                                                                    </text:p>
            <text:p>web-1           | To allow this host in development, add it to "allowedDevOrigins" in next.config.js and restart the dev server:                                                                          </text:p>
            <text:p>web-1           | </text:p>
            <text:p>web-1           | // next.config.js                                                                  </text:p>
            <text:p>web-1           | module.exports = {                                                                 </text:p>
            <text:p>web-1           |   allowedDevOrigins: ['web'],                                                      </text:p>
            <text:p>web-1           | }                                                                                  </text:p>
            <text:p>web-1           |                                                                                    </text:p>
            <text:p>web-1           | Read more: https://nextjs.org/docs/app/api-reference/config/next-config-js/allowedDevOrigins                                                                                            </text:p>
            <text:p>web-1           |  GET /questions 200 in 287ms (next.js: 247ms, application-code: 40ms)</text:p>
            <text:p>web-1           |  GET /tests 200 in 271ms (next.js: 241ms, application-code: 30ms)</text:p>
            <text:p>web-1           |  GET /correction 200 in 256ms (next.js: 221ms, application-code: 35ms)</text:p>
          </table:table-cell>
          <table:table-cell office:value-type="string" calcext:value-type="string">
            <text:p>não consertou completamente os erros, mas fez alterações</text:p>
          </table:table-cell>
          <table:table-cell office:value-type="string" calcext:value-type="string">
            <text:p>Mais ou menos</text:p>
          </table:table-cell>
          <table:table-cell office:value-type="string" calcext:value-type="string">
            <text:p>consertou um dos erros, mas persistiu os demais.</text:p>
          </table:table-cell>
          <table:table-cell/>
        </table:table-row>
        <table:table-row table:style-name="ro12">
          <table:table-cell office:value-type="string" calcext:value-type="string">
            <text:p>nfab@nfab-note:/mnt/c/Users/natha/Downloads/proftest/sistema$ docker compose exec web npm run test:e2e</text:p>
            <text:p/>
            <text:p>&gt; ProfTest@0.1.0 test:e2e</text:p>
            <text:p>&gt; jest --config jest.e2e.config.js --runInBand</text:p>
            <text:p/>
            <text:p> FAIL  tests/e2e/app.e2e.test.ts (17.471 s)</text:p>
            <text:p>  Frontend E2E Tests - All Routes and Scenarios</text:p>
            <text:p>    1. Navigation and Dashboard                                                                      </text:p>
            <text:p>      ✕ should load the home page and navigate to other sections (284 ms)                            </text:p>
            <text:p>    2. Manage Questions Route (/questions)                                                           </text:p>
            <text:p>      ✕ should create a new question (5282 ms)                                                       </text:p>
            <text:p>      ✓ should delete the question (5055 ms)                                                         </text:p>
            <text:p>    3. Manage Tests Route (/tests)                                                                   </text:p>
            <text:p>      ✓ should show basic interface for tests (16 ms)                                                </text:p>
            <text:p>    4. Correction Route (/correction)                                                                </text:p>
            <text:p>      ✓ should render correction form (23 ms)                                                        </text:p>
            <text:p>                                                                                                     </text:p>
            <text:p>  ● Frontend E2E Tests - All Routes and Scenarios › 1. Navigation and Dashboard › should load the home page and navigate to other sections</text:p>
            <text:p/>
            <text:p>    expect(received).toBeTruthy()</text:p>
            <text:p/>
            <text:p>    Received: false</text:p>
            <text:p/>
            <text:p>      41 |             expect(linkTexts.some(t =&gt; t.includes("Questões"))).toBeTruthy();</text:p>
            <text:p>      42 |             expect(linkTexts.some(t =&gt; t.includes("Provas"))).toBeTruthy();</text:p>
            <text:p>    &gt; 43 |             expect(linkTexts.some(t =&gt; t.includes("Correção"))).toBeTruthy();</text:p>
            <text:p>         |                                                                 ^</text:p>
            <text:p>      44 |         });</text:p>
            <text:p>      45 |     });</text:p>
            <text:p>      46 |</text:p>
            <text:p/>
            <text:p>      at tests/e2e/app.e2e.test.ts:43:65</text:p>
            <text:p>      at fulfilled (tests/e2e/app.e2e.test.ts:5:58)</text:p>
            <text:p/>
            <text:p>  ● Frontend E2E Tests - All Routes and Scenarios › 2. Manage Questions Route (/questions) › should create a new question</text:p>
            <text:p/>
            <text:p>    TimeoutError: Wait timed out after 5072ms</text:p>
            <text:p/>
            <text:p>      at node_modules/selenium-webdriver/lib/webdriver.js:929:22</text:p>
            <text:p/>
            <text:p>Test Suites: 1 failed, 1 total                                                                       </text:p>
            <text:p>Tests:       2 failed, 3 passed, 5 total                                                             </text:p>
            <text:p>Snapshots:   0 total</text:p>
            <text:p>Time:        17.707 s, estimated 26 s</text:p>
            <text:p>Ran all test suites.</text:p>
          </table:table-cell>
          <table:table-cell office:value-type="string" calcext:value-type="string">
            <text:p>consertou um e deixou outro ainda errado</text:p>
          </table:table-cell>
          <table:table-cell office:value-type="string" calcext:value-type="string">
            <text:p>Mais ou menos</text:p>
          </table:table-cell>
          <table:table-cell office:value-type="string" calcext:value-type="string">
            <text:p>Ele parece não conseguir consertar tudo de uma vez.</text:p>
          </table:table-cell>
          <table:table-cell/>
        </table:table-row>
        <table:table-row table:style-name="ro1">
          <table:table-cell office:value-type="string" calcext:value-type="string">
            <text:p>nfab@nfab-note:/mnt/c/Users/natha/Downloads/proftest/sistema$ docker compose exec web npm run test:e2e <text:s/>&gt; ProfTest@0.1.0 test:e2e &gt; jest --config jest.e2e.config.js --runInBand <text:s text:c="2"/>FAIL <text:s/>tests/e2e/app.e2e.test.ts (17.886 s) <text:s text:c="2"/>Frontend E2E Tests - All Routes and Scenarios <text:s text:c="4"/>1. Navigation and Dashboard <text:s text:c="76"/>✓ should load the home page and navigate to other sections (265 ms) <text:s text:c="32"/>2. Manage Questions Route (/questions) <text:s text:c="6"/>✕ should create a new question (5795 ms) <text:s text:c="61"/>✓ should delete the question (5019 ms) <text:s text:c="61"/>3. Manage Tests Route (/tests) <text:s text:c="73"/>✓ should show basic interface for tests (13 ms) <text:s text:c="52"/>4. Correction Route (/correction) <text:s text:c="70"/>✓ should render correction form (20 ms) <text:s text:c="160"/>● Frontend E2E Tests - All Routes and Scenarios › 2. Manage Questions Route (/questions) › should create a new question <text:s text:c="86"/>TimeoutError: Wait timed out after 5079ms <text:s text:c="7"/>at node_modules/selenium-webdriver/lib/webdriver.js:929:22 <text:s/>Test Suites: 1 failed, 1 total <text:s text:c="71"/>Tests: <text:s text:c="6"/>1 failed, 4 passed, 5 total <text:s text:c="61"/>Snapshots: <text:s text:c="2"/>0 total Time: <text:s text:c="7"/>18.094 s Ran all test suites.</text:p>
          </table:table-cell>
          <table:table-cell office:value-type="string" calcext:value-type="string">
            <text:p>não consertou o erro</text:p>
          </table:table-cell>
          <table:table-cell office:value-type="string" calcext:value-type="string">
            <text:p>ruim</text:p>
          </table:table-cell>
          <table:table-cell table:number-columns-repeated="2" office:value-type="string" calcext:value-type="string">
            <text:p>-</text:p>
          </table:table-cell>
        </table:table-row>
        <table:table-row table:style-name="ro1">
          <table:table-cell office:value-type="string" calcext:value-type="string">
            <text:p>the error persists. can you verify how the page is structured? and then remake the test</text:p>
          </table:table-cell>
          <table:table-cell office:value-type="string" calcext:value-type="string">
            <text:p>não consertou o erro</text:p>
          </table:table-cell>
          <table:table-cell office:value-type="string" calcext:value-type="string">
            <text:p>ruim</text:p>
          </table:table-cell>
          <table:table-cell table:number-columns-repeated="2" office:value-type="string" calcext:value-type="string">
            <text:p>-</text:p>
          </table:table-cell>
        </table:table-row>
        <table:table-row table:style-name="ro1">
          <table:table-cell office:value-type="string" calcext:value-type="string">
            <text:p>still didnt work. i want you to delete the test and remake from scratch</text:p>
          </table:table-cell>
          <table:table-cell office:value-type="string" calcext:value-type="string">
            <text:p>ele reescreveu tudo, até os testes que já estavam ok. E mesmo assim não consertou</text:p>
          </table:table-cell>
          <table:table-cell office:value-type="string" calcext:value-type="string">
            <text:p>ruim</text:p>
          </table:table-cell>
          <table:table-cell table:number-columns-repeated="2" office:value-type="string" calcext:value-type="string">
            <text:p>-</text:p>
          </table:table-cell>
        </table:table-row>
        <table:table-row table:style-name="ro1">
          <table:table-cell office:value-type="string" calcext:value-type="string">
            <text:p>nfab@nfab-note:/mnt/c/Users/natha/Downloads/proftest/sistema$ docker compose exec web npm run test:e2e <text:s/>&gt; ProfTest@0.1.0 test:e2e &gt; jest --config jest.e2e.config.js --runInBand <text:s text:c="2"/>FAIL <text:s/>tests/e2e/app.e2e.test.ts (7.112 s) <text:s text:c="2"/>Frontend E2E Tests <text:s text:c="4"/>✓ should load the home page (197 ms) <text:s text:c="65"/>✕ should manage questions (5894 ms) <text:s text:c="4"/>✓ should load tests page (95 ms) <text:s text:c="69"/>✓ should load correction page (110 ms) <text:s text:c="163"/>● Frontend E2E Tests › should manage questions <text:s text:c="159"/>TimeoutError: Wait timed out after 5072ms <text:s text:c="7"/>at node_modules/selenium-webdriver/lib/webdriver.js:929:22 <text:s/>Test Suites: 1 failed, 1 total <text:s text:c="71"/>Tests: <text:s text:c="6"/>1 failed, 3 passed, 4 total <text:s text:c="61"/>Snapshots: <text:s text:c="2"/>0 total Time: <text:s text:c="7"/>7.29 s, estimated 18 s Ran all test suites.</text:p>
          </table:table-cell>
          <table:table-cell office:value-type="string" calcext:value-type="string">
            <text:p>não consertou o erro</text:p>
          </table:table-cell>
          <table:table-cell office:value-type="string" calcext:value-type="string">
            <text:p>ruim</text:p>
          </table:table-cell>
          <table:table-cell table:number-columns-repeated="2" office:value-type="string" calcext:value-type="string">
            <text:p>-</text:p>
          </table:table-cell>
        </table:table-row>
        <table:table-row table:style-name="ro1">
          <table:table-cell office:value-type="string" calcext:value-type="string">
            <text:p>this is the font [codigo fonte da pagina]</text:p>
          </table:table-cell>
          <table:table-cell office:value-type="string" calcext:value-type="string">
            <text:p>ficou um bom tempo tentando e nada, até que falou que está com muita demanda</text:p>
          </table:table-cell>
          <table:table-cell office:value-type="string" calcext:value-type="string">
            <text:p>ruim</text:p>
          </table:table-cell>
          <table:table-cell office:value-type="string" calcext:value-type="string">
            <text:p>-</text:p>
          </table:table-cell>
          <table:table-cell office:value-type="string" calcext:value-type="string">
            <text:p>optei por reverter a mudança para antes do prompt que ele reescreve tudo, e então deletar manualmente o teste problemático</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5">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1.2$Windows_X86_64 LibreOffice_project/620$Build-2</meta:generator>
    <dc:date>2026-03-25T15:42:26.514098400</dc:date>
    <meta:editing-duration>PT44M2S</meta:editing-duration>
    <meta:editing-cycles>4</meta:editing-cycles>
    <meta:document-statistic meta:table-count="1" meta:cell-count="194" meta:object-count="0"/>
  </office:meta>
</office:document-meta>
</file>